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f02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433e7" officeooo:paragraph-rsid="002433e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2433e7" officeooo:paragraph-rsid="002433e7" style:font-weight-asian="normal" style:font-weight-complex="normal"/>
    </style:style>
    <style:style style:name="T1" style:family="text">
      <style:text-properties officeooo:rsid="001ff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1002 <text:s text:c="14"/>W0<text:span text:style-name="T1">3</text:span> Practical <text:s text:c="13"/><text:span text:style-name="T1">170002431 <text:s text:c="4"/></text:span><text:s text:c="8"/>Tutor: Ruth Letham <text:s text:c="12"/><text:span text:style-name="T1">29</text:span> Sep 2017</text:p>
      <text:p text:style-name="P1"/>
      <text:p text:style-name="P2">Overview</text:p>
      <text:p text:style-name="P2"/>
      <text:p text:style-name="P3">The main objective of this practical was to initialise and declare a set number of variables. With these variables we were required to carry out several simple operations in order to reach a final, total value depicting the cost of hosting an imaginary birthday party.</text:p>
      <text:p text:style-name="P3"/>
      <text:p text:style-name="P2">Design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16:45.187232413</meta:creation-date>
    <dc:date>2017-09-29T14:01:08.684980812</dc:date>
    <meta:editing-duration>PT8M45S</meta:editing-duration>
    <meta:editing-cycles>2</meta:editing-cycles>
    <meta:generator>LibreOffice/5.2.7.2$Linux_X86_64 LibreOffice_project/20$Build-2</meta:generator>
    <meta:document-statistic meta:table-count="0" meta:image-count="0" meta:object-count="0" meta:page-count="1" meta:paragraph-count="4" meta:word-count="57" meta:character-count="394" meta:non-whitespace-character-count="290"/>
  </office:meta>
</office:document-meta>
</file>